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table:formula="of:=EXP(EXP([.B2])+EXP([.B3])) + SIN(EXP([.B2])+EXP([.B3]))" office:value-type="float" office:value="24521.662861313" calcext:value-type="float">
            <text:p>24521.662861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</text:p>
          </table:table-cell>
          <table:table-cell table:formula="of:=[.B2]*[.B3]+(1/(1+EXP(-[.B2])))" office:value-type="float" office:value="2.73105857863" calcext:value-type="float">
            <text:p>2.73105857863</text:p>
          </table:table-cell>
          <table:table-cell table:number-columns-repeated="2"/>
          <table:table-cell table:formula="of:=([.D4]-[.D2])/[.B1]" office:value-type="float" office:value="67914.3018011622" calcext:value-type="float">
            <text:p>67914.3018011622</text:p>
          </table:table-cell>
          <table:table-cell table:formula="of:=([.D6]-[.D2])/[.B1]" office:value-type="float" office:value="189032.25725437" calcext:value-type="float">
            <text:p>189032.25725437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table:formula="of:=1+[.B1]" office:value-type="float" office:value="1.01" calcext:value-type="float">
            <text:p>1.01</text:p>
          </table:table-cell>
          <table:table-cell office:value-type="string" calcext:value-type="string">
            <text:p>f1</text:p>
          </table:table-cell>
          <table:table-cell table:formula="of:=EXP(EXP([.B4])+EXP([.B5])) + SIN(EXP([.B4])+EXP([.B5]))" office:value-type="float" office:value="25200.8058793246" calcext:value-type="float">
            <text:p>25200.8058793246</text:p>
          </table:table-cell>
          <table:table-cell table:number-columns-repeated="2"/>
          <table:table-cell table:formula="of:=([.D5]-[.D3])/[.B1]" office:value-type="float" office:value="2.19615706088527" calcext:value-type="float">
            <text:p>2.19615706088527</text:p>
          </table:table-cell>
          <table:table-cell table:formula="of:=([.D7]-[.D3])/[.B1]" office:value-type="float" office:value="0.999999999999979" calcext:value-type="float">
            <text:p>0.999999999999979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</text:p>
          </table:table-cell>
          <table:table-cell table:formula="of:=[.B4]*[.B5]+(1/(1+EXP(-[.B4])))" office:value-type="float" office:value="2.75302014923886" calcext:value-type="float">
            <text:p>2.75302014923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table:formula="of:=EXP(EXP([.B6])+EXP([.B7])) + SIN(EXP([.B6])+EXP([.B7]))" office:value-type="float" office:value="26411.9854338567" calcext:value-type="float">
            <text:p>26411.9854338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2</text:p>
          </table:table-cell>
          <table:table-cell table:formula="of:=2 + [.B1]" office:value-type="float" office:value="2.01" calcext:value-type="float">
            <text:p>2.01</text:p>
          </table:table-cell>
          <table:table-cell office:value-type="string" calcext:value-type="string">
            <text:p>f2</text:p>
          </table:table-cell>
          <table:table-cell table:formula="of:=[.B6]*[.B7]+(1/(1+EXP(-[.B6])))" office:value-type="float" office:value="2.74105857863" calcext:value-type="float">
            <text:p>2.7410585786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1T16:01:01.261007186</meta:creation-date>
    <dc:date>2019-09-11T19:00:57.829715234</dc:date>
    <meta:editing-duration>PT2H19M26S</meta:editing-duration>
    <meta:editing-cycles>1</meta:editing-cycles>
    <meta:document-statistic meta:table-count="1" meta:cell-count="30" meta:object-count="0"/>
    <meta:generator>LibreOffice/6.3.0.4$Linux_X86_64 LibreOffice_project/30$Build-4</meta:generator>
  </office:meta>
</office:document-meta>
</file>